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text-properties fo:font-size="10.5pt" style:font-name="Arial" style:font-size-asian="9.14999961853027pt" style:font-size-complex="10.5pt"/>
    </style:style>
    <style:style style:family="paragraph" style:name="P5" style:parent-style-name="UrbanTitle">
      <style:text-properties fo:font-size="14pt" style:font-name="Arial" style:font-size-asian="14pt" style:font-size-complex="14pt" style:text-underline-style="none"/>
    </style:style>
    <style:style style:family="paragraph" style:name="P6" style:parent-style-name="UrbanBody">
      <style:paragraph-properties fo:margin-bottom="0cm" fo:margin-left="0cm" fo:margin-right="0cm" fo:margin-top="0.199cm" fo:text-align="justify" fo:text-indent="0cm" loext:contextual-spacing="false" style:auto-text-indent="false" style:justify-single-word="false">
        <style:tab-stops>
          <style:tab-stop style:position="1.97cm"/>
        </style:tab-stops>
      </style:paragraph-properties>
      <style:text-properties fo:font-size="10.5pt" style:font-name="Arial" style:font-size-asian="10.5pt" style:font-size-complex="10.5pt" style:text-line-through-style="none" style:text-line-through-type="none"/>
    </style:style>
    <style:style style:family="paragraph" style:master-page-name="" style:name="P7" style:parent-style-name="UrbanBody">
      <style:paragraph-properties fo:margin-bottom="0cm" fo:margin-left="0cm" fo:margin-right="0cm" fo:margin-top="0.199cm" fo:text-align="justify" fo:text-indent="0cm" loext:contextual-spacing="false" style:auto-text-indent="false" style:justify-single-word="false" style:page-number="auto">
        <style:tab-stops>
          <style:tab-stop style:position="1.97cm"/>
        </style:tab-stops>
      </style:paragraph-properties>
      <style:text-properties fo:font-size="10.5pt" style:font-name="Arial" style:font-size-asian="10.5pt" style:font-size-complex="10.5pt"/>
    </style:style>
    <style:style style:family="paragraph" style:master-page-name="" style:name="P8" style:parent-style-name="UrbanBody">
      <style:paragraph-properties fo:margin-bottom="0cm" fo:margin-left="0cm" fo:margin-right="0cm" fo:margin-top="0.199cm" fo:text-align="justify" fo:text-indent="0cm" loext:contextual-spacing="false" style:auto-text-indent="false" style:justify-single-word="false" style:page-number="auto">
        <style:tab-stops>
          <style:tab-stop style:position="1.97cm"/>
        </style:tab-stops>
      </style:paragraph-properties>
      <style:text-properties fo:font-size="10.5pt" style:font-name="Arial" style:font-size-asian="10.5pt" style:font-size-complex="10.5pt" style:text-line-through-style="none" style:text-line-through-type="none"/>
    </style:style>
    <style:style style:family="paragraph" style:master-page-name="" style:name="P9" style:parent-style-name="UrbanBody">
      <style:paragraph-properties fo:margin-left="0cm" fo:margin-right="0cm" fo:text-align="justify" fo:text-indent="0cm" style:auto-text-indent="false" style:justify-single-word="false" style:page-number="auto">
        <style:tab-stops>
          <style:tab-stop style:position="1.97cm"/>
        </style:tab-stops>
      </style:paragraph-properties>
      <style:text-properties fo:font-size="10.5pt" style:font-name="Arial" style:font-size-asian="10.5pt" style:font-size-complex="10.5pt"/>
    </style:style>
    <style:style style:family="paragraph" style:name="P10" style:parent-style-name="UrbanBody">
      <style:text-properties fo:font-size="9pt" fo:font-style="normal" fo:font-weight="normal" style:font-name="Arial" style:font-size-asian="9pt" style:font-size-complex="9pt" style:font-style-asian="normal" style:font-style-complex="normal" style:font-weight-asian="normal" style:font-weight-complex="normal"/>
    </style:style>
    <style:style style:family="paragraph" style:name="P11" style:parent-style-name="UrbanTitle">
      <style:text-properties fo:font-size="14pt" style:font-name="Arial" style:font-size-asian="14pt" style:font-size-complex="14pt" style:text-underline-style="none"/>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weight="bold" style:font-weight-asian="bold" style:font-weight-complex="bold"/>
    </style:style>
    <style:style style:family="text" style:name="T3">
      <style:text-properties style:text-line-through-style="none" style:text-line-through-type="none"/>
    </style:style>
    <style:style style:family="text" style:name="T4">
      <style:text-properties fo:font-weight="bold" style:font-weight-asian="bold" style:font-weight-complex="bold" style:text-line-through-style="none" style:text-line-through-type="none"/>
    </style:style>
    <style:style style:family="text" style:name="T5">
      <style:text-properties fo:font-weight="normal" style:font-weight-asian="normal" style:font-weight-complex="normal" style:text-line-through-style="none" style:text-line-through-type="none"/>
    </style:style>
    <style:style style:family="text" style:name="T6">
      <style:text-properties fo:background-color="#ffff00" fo:color="#800000" loext:char-shading-value="0"/>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
      <style:text-properties fo:country="BE" fo:font-size="10pt" fo:font-style="normal" fo:font-weight="normal" fo:language="fr" fo:letter-spacing="normal" fo:text-shadow="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2"><text:span text:style-name="T7">do text</text:span></text:p><text:p text:style-name="P12"><text:span text:style-name="T7">from document(at=header, format='odt')</text:span></text:p></office:annotation><text:span text:style-name="T1">Import depuis header.odt</text:span></text:p>
        </draw:text-box>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Récépissé de dépôt d'une demande de permis d'urbanisation</text:p>
      <text:p text:style-name="P5">Article D.IV.32. du CoDT</text:p>
      <text:p text:style-name="P10"/>
      <text:p text:style-name="P3"/>
      <text:p text:style-name="P3">Je soussigné,</text:p>
      <text:p text:style-name="P3"/>
      <text:p text:style-name="P3">mandaté par la Commune de <text:text-input text:description="">tool.getCityName()</text:text-input>, conformément aux dispositions de l'article D.IV.32. du Code de Développement Territoire, </text:p>
      <text:p text:style-name="P3"/>
      <text:p text:style-name="P3">certifie que <text:span text:style-name="T2"><text:text-input text:description="Signalétique des demandeurs">self.getApplicantsSignaletic()</text:text-input></text:span></text:p>
      <text:p text:style-name="P3"/>
      <text:p text:style-name="P9"><office:annotation><dc:creator>Auteur inconnu</dc:creator><dc:date>2015-11-03T10:02:39</dc:date><text:p text:style-name="P12"><text:span text:style-name="T8">do text if self.hasSingleApplicant() and not len(self.getParcels()) &gt; 1</text:span></text:p></office:annotation>a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cadastré</text:span><text:span text:style-name="T4"> </text:span><text:span text:style-name="T4"><text:text-input text:description="Détails des parcelles">licence_view.get_parcels()</text:text-input></text:span><text:span text:style-name="T3">.</text:span></text:p>
      <text:p text:style-name="P7"><office:annotation><dc:creator>Auteur inconnu</dc:creator><dc:date>2015-11-03T10:02:39</dc:date><text:p text:style-name="P12"><text:span text:style-name="T8">do text if self.hasMultipleApplicants() and not len(self.getParcels()) &gt; 1</text:span></text:p></office:annotation>ont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text:span><text:span text:style-name="T3">cadastré </text:span><text:span text:style-name="T4"><text:text-input text:description="Détails des parcelles">licence_view.get_parcels()</text:text-input></text:span><text:span text:style-name="T3">.</text:span></text:p>
      <text:p text:style-name="P8"><office:annotation><dc:creator>Auteur inconnu</dc:creator><dc:date>2015-11-03T10:02:39</dc:date><text:p text:style-name="P12"><text:span text:style-name="T8">do text if self.hasSingleApplicant() and len(self.getParcels()) &gt; 1</text:span></text:p></office:annotation>a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6"><office:annotation><dc:creator>Auteur inconnu</dc:creator><dc:date>2015-11-03T10:02:39</dc:date><text:p text:style-name="P12"><text:span text:style-name="T8">do text if self.hasMultipleApplicants() and len(self.getParcels()) &gt; 1</text:span></text:p></office:annotation>ont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3"/>
      <text:p text:style-name="P3">Dans les 20 jours de la présente, votre dossier sera analysé par le service Urbanisme et il vous sera communiqué la complétude du dossier conformément, à l'article D.IV.33. 1° du CoDT, ou le relevé des pièces manquantes, conformément à l'article D.IV.33. 2° du CoDT.</text:p>
      <text:p text:style-name="P3"/>
      <text:p text:style-name="P3">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Si le Collège communal n’a pas envoyé au demandeur l’accusé de réception visé ci-avant, dans un délai de 20 jours, il incombe au demandeur d’adresser au Fonctionnaire délégué (DGO4 – <text:span text:style-name="T6">NOM – ADRESSE</text:span>), une copie du dossier de demande et du présent récépissé et d’en avertir simultanément le Collège communal. Cet envoi doit être fait dans un délai de 30 jours à dater du présent récépissé. À <text:soft-page-break/>défaut, la demande sera irrecevable et classée sans suite.</text:p>
      <text:p text:style-name="P3"/>
      <text:p text:style-name="P3"/>
      <text:p text:style-name="P2"><text:text-input text:description="Délivré à xxx le xxx">urbanEventObj.getFormattedDate(forDelivery=True)</text:text-input></text:p>
      <text:p text:style-name="P2"/>
      <text:p text:style-name="P2"/>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text-properties fo:font-size="10.5pt" style:font-name="Arial" style:font-size-asian="9.14999961853027pt" style:font-size-complex="10.5pt"/>
    </style:style>
    <style:style style:family="paragraph" style:name="P5" style:parent-style-name="UrbanTitle">
      <style:text-properties fo:font-size="14pt" style:font-name="Arial" style:font-size-asian="14pt" style:font-size-complex="14pt" style:text-underline-style="none"/>
    </style:style>
    <style:style style:family="paragraph" style:name="P6" style:parent-style-name="UrbanBody">
      <style:paragraph-properties fo:margin-bottom="0cm" fo:margin-left="0cm" fo:margin-right="0cm" fo:margin-top="0.199cm" fo:text-align="justify" fo:text-indent="0cm" loext:contextual-spacing="false" style:auto-text-indent="false" style:justify-single-word="false">
        <style:tab-stops>
          <style:tab-stop style:position="1.97cm"/>
        </style:tab-stops>
      </style:paragraph-properties>
      <style:text-properties fo:font-size="10.5pt" style:font-name="Arial" style:font-size-asian="10.5pt" style:font-size-complex="10.5pt" style:text-line-through-style="none" style:text-line-through-type="none"/>
    </style:style>
    <style:style style:family="paragraph" style:master-page-name="" style:name="P7" style:parent-style-name="UrbanBody">
      <style:paragraph-properties fo:margin-bottom="0cm" fo:margin-left="0cm" fo:margin-right="0cm" fo:margin-top="0.199cm" fo:text-align="justify" fo:text-indent="0cm" loext:contextual-spacing="false" style:auto-text-indent="false" style:justify-single-word="false" style:page-number="auto">
        <style:tab-stops>
          <style:tab-stop style:position="1.97cm"/>
        </style:tab-stops>
      </style:paragraph-properties>
      <style:text-properties fo:font-size="10.5pt" style:font-name="Arial" style:font-size-asian="10.5pt" style:font-size-complex="10.5pt"/>
    </style:style>
    <style:style style:family="paragraph" style:master-page-name="" style:name="P8" style:parent-style-name="UrbanBody">
      <style:paragraph-properties fo:margin-bottom="0cm" fo:margin-left="0cm" fo:margin-right="0cm" fo:margin-top="0.199cm" fo:text-align="justify" fo:text-indent="0cm" loext:contextual-spacing="false" style:auto-text-indent="false" style:justify-single-word="false" style:page-number="auto">
        <style:tab-stops>
          <style:tab-stop style:position="1.97cm"/>
        </style:tab-stops>
      </style:paragraph-properties>
      <style:text-properties fo:font-size="10.5pt" style:font-name="Arial" style:font-size-asian="10.5pt" style:font-size-complex="10.5pt" style:text-line-through-style="none" style:text-line-through-type="none"/>
    </style:style>
    <style:style style:family="paragraph" style:master-page-name="" style:name="P9" style:parent-style-name="UrbanBody">
      <style:paragraph-properties fo:margin-left="0cm" fo:margin-right="0cm" fo:text-align="justify" fo:text-indent="0cm" style:auto-text-indent="false" style:justify-single-word="false" style:page-number="auto">
        <style:tab-stops>
          <style:tab-stop style:position="1.97cm"/>
        </style:tab-stops>
      </style:paragraph-properties>
      <style:text-properties fo:font-size="10.5pt" style:font-name="Arial" style:font-size-asian="10.5pt" style:font-size-complex="10.5pt"/>
    </style:style>
    <style:style style:family="paragraph" style:name="P10" style:parent-style-name="UrbanBody">
      <style:text-properties fo:font-size="9pt" fo:font-style="normal" fo:font-weight="normal" style:font-name="Arial" style:font-size-asian="9pt" style:font-size-complex="9pt" style:font-style-asian="normal" style:font-style-complex="normal" style:font-weight-asian="normal" style:font-weight-complex="normal"/>
    </style:style>
    <style:style style:family="paragraph" style:name="P11" style:parent-style-name="UrbanTitle">
      <style:text-properties fo:font-size="14pt" style:font-name="Arial" style:font-size-asian="14pt" style:font-size-complex="14pt" style:text-underline-style="none"/>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weight="bold" style:font-weight-asian="bold" style:font-weight-complex="bold"/>
    </style:style>
    <style:style style:family="text" style:name="T3">
      <style:text-properties style:text-line-through-style="none" style:text-line-through-type="none"/>
    </style:style>
    <style:style style:family="text" style:name="T4">
      <style:text-properties fo:font-weight="bold" style:font-weight-asian="bold" style:font-weight-complex="bold" style:text-line-through-style="none" style:text-line-through-type="none"/>
    </style:style>
    <style:style style:family="text" style:name="T5">
      <style:text-properties fo:font-weight="normal" style:font-weight-asian="normal" style:font-weight-complex="normal" style:text-line-through-style="none" style:text-line-through-type="none"/>
    </style:style>
    <style:style style:family="text" style:name="T6">
      <style:text-properties fo:background-color="#ffff00" fo:color="#800000" loext:char-shading-value="0"/>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
      <style:text-properties fo:country="BE" fo:font-size="10pt" fo:font-style="normal" fo:font-weight="normal" fo:language="fr" fo:letter-spacing="normal" fo:text-shadow="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2"><text:span text:style-name="T7">do text</text:span></text:p><text:p text:style-name="P12"><text:span text:style-name="T7">from document(at=header, format='odt')</text:span></text:p></office:annotation><text:span text:style-name="T1">Import depuis header.odt</text:span></text:p>
        </draw:text-box>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Récépissé de dépôt d'une demande de permis d'urbanisation</text:p>
      <text:p text:style-name="P5">Article D.IV.32. du CoDT</text:p>
      <text:p text:style-name="P10"/>
      <text:p text:style-name="P3"/>
      <text:p text:style-name="P3">Je soussigné,</text:p>
      <text:p text:style-name="P3"/>
      <text:p text:style-name="P3">mandaté par la Commune de <text:text-input text:description="">tool.getCityName()</text:text-input>, conformément aux dispositions de l'article D.IV.32. du Code de Développement Territoire, </text:p>
      <text:p text:style-name="P3"/>
      <text:p text:style-name="P3">certifie que <text:span text:style-name="T2"><text:text-input text:description="Signalétique des demandeurs">self.getApplicantsSignaletic()</text:text-input></text:span></text:p>
      <text:p text:style-name="P3"/>
      <text:p text:style-name="P9"><office:annotation><dc:creator>Auteur inconnu</dc:creator><dc:date>2015-11-03T10:02:39</dc:date><text:p text:style-name="P12"><text:span text:style-name="T8">do text if self.hasSingleApplicant() and not len(self.getParcels()) &gt; 1</text:span></text:p></office:annotation>a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cadastré</text:span><text:span text:style-name="T4"> </text:span><text:span text:style-name="T4"><text:text-input text:description="Détails des parcelles">licence_view.get_parcels()</text:text-input></text:span><text:span text:style-name="T3">.</text:span></text:p>
      <text:p text:style-name="P7"><office:annotation><dc:creator>Auteur inconnu</dc:creator><dc:date>2015-11-03T10:02:39</dc:date><text:p text:style-name="P12"><text:span text:style-name="T8">do text if self.hasMultipleApplicants() and not len(self.getParcels()) &gt; 1</text:span></text:p></office:annotation>ont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text:span><text:span text:style-name="T3">cadastré </text:span><text:span text:style-name="T4"><text:text-input text:description="Détails des parcelles">licence_view.get_parcels()</text:text-input></text:span><text:span text:style-name="T3">.</text:span></text:p>
      <text:p text:style-name="P8"><office:annotation><dc:creator>Auteur inconnu</dc:creator><dc:date>2015-11-03T10:02:39</dc:date><text:p text:style-name="P12"><text:span text:style-name="T8">do text if self.hasSingleApplicant() and len(self.getParcels()) &gt; 1</text:span></text:p></office:annotation>a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6"><office:annotation><dc:creator>Auteur inconnu</dc:creator><dc:date>2015-11-03T10:02:39</dc:date><text:p text:style-name="P12"><text:span text:style-name="T8">do text if self.hasMultipleApplicants() and len(self.getParcels()) &gt; 1</text:span></text:p></office:annotation>ont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3"/>
      <text:p text:style-name="P3">Dans les 20 jours de la présente, votre dossier sera analysé par le service Urbanisme et il vous sera communiqué la complétude du dossier conformément, à l'article D.IV.33. 1° du CoDT, ou le relevé des pièces manquantes, conformément à l'article D.IV.33. 2° du CoDT.</text:p>
      <text:p text:style-name="P3"/>
      <text:p text:style-name="P3">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Si le Collège communal n’a pas envoyé au demandeur l’accusé de réception visé ci-avant, dans un délai de 20 jours, il incombe au demandeur d’adresser au Fonctionnaire délégué (DGO4 – <text:span text:style-name="T6">NOM – ADRESSE</text:span>), une copie du dossier de demande et du présent récépissé et d’en avertir simultanément le Collège communal. Cet envoi doit être fait dans un délai de 30 jours à dater du présent récépissé. À <text:soft-page-break/>défaut, la demande sera irrecevable et classée sans suite.</text:p>
      <text:p text:style-name="P3"/>
      <text:p text:style-name="P3"/>
      <text:p text:style-name="P2"><text:text-input text:description="Délivré à xxx le xxx">urbanEventObj.getFormattedDate(forDelivery=True)</text:text-input></text:p>
      <text:p text:style-name="P2"/>
      <text:p text:style-name="P2"/>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text-properties fo:font-size="10.5pt" style:font-name="Arial" style:font-size-asian="9.14999961853027pt" style:font-size-complex="10.5pt"/>
    </style:style>
    <style:style style:family="paragraph" style:name="P5" style:parent-style-name="UrbanTitle">
      <style:text-properties fo:font-size="14pt" style:font-name="Arial" style:font-size-asian="14pt" style:font-size-complex="14pt" style:text-underline-style="none"/>
    </style:style>
    <style:style style:family="paragraph" style:name="P6" style:parent-style-name="UrbanBody">
      <style:paragraph-properties fo:margin-bottom="0cm" fo:margin-left="0cm" fo:margin-right="0cm" fo:margin-top="0.199cm" fo:text-align="justify" fo:text-indent="0cm" loext:contextual-spacing="false" style:auto-text-indent="false" style:justify-single-word="false">
        <style:tab-stops>
          <style:tab-stop style:position="1.97cm"/>
        </style:tab-stops>
      </style:paragraph-properties>
      <style:text-properties fo:font-size="10.5pt" style:font-name="Arial" style:font-size-asian="10.5pt" style:font-size-complex="10.5pt" style:text-line-through-style="none" style:text-line-through-type="none"/>
    </style:style>
    <style:style style:family="paragraph" style:master-page-name="" style:name="P7" style:parent-style-name="UrbanBody">
      <style:paragraph-properties fo:margin-bottom="0cm" fo:margin-left="0cm" fo:margin-right="0cm" fo:margin-top="0.199cm" fo:text-align="justify" fo:text-indent="0cm" loext:contextual-spacing="false" style:auto-text-indent="false" style:justify-single-word="false" style:page-number="auto">
        <style:tab-stops>
          <style:tab-stop style:position="1.97cm"/>
        </style:tab-stops>
      </style:paragraph-properties>
      <style:text-properties fo:font-size="10.5pt" style:font-name="Arial" style:font-size-asian="10.5pt" style:font-size-complex="10.5pt"/>
    </style:style>
    <style:style style:family="paragraph" style:master-page-name="" style:name="P8" style:parent-style-name="UrbanBody">
      <style:paragraph-properties fo:margin-bottom="0cm" fo:margin-left="0cm" fo:margin-right="0cm" fo:margin-top="0.199cm" fo:text-align="justify" fo:text-indent="0cm" loext:contextual-spacing="false" style:auto-text-indent="false" style:justify-single-word="false" style:page-number="auto">
        <style:tab-stops>
          <style:tab-stop style:position="1.97cm"/>
        </style:tab-stops>
      </style:paragraph-properties>
      <style:text-properties fo:font-size="10.5pt" style:font-name="Arial" style:font-size-asian="10.5pt" style:font-size-complex="10.5pt" style:text-line-through-style="none" style:text-line-through-type="none"/>
    </style:style>
    <style:style style:family="paragraph" style:master-page-name="" style:name="P9" style:parent-style-name="UrbanBody">
      <style:paragraph-properties fo:margin-left="0cm" fo:margin-right="0cm" fo:text-align="justify" fo:text-indent="0cm" style:auto-text-indent="false" style:justify-single-word="false" style:page-number="auto">
        <style:tab-stops>
          <style:tab-stop style:position="1.97cm"/>
        </style:tab-stops>
      </style:paragraph-properties>
      <style:text-properties fo:font-size="10.5pt" style:font-name="Arial" style:font-size-asian="10.5pt" style:font-size-complex="10.5pt"/>
    </style:style>
    <style:style style:family="paragraph" style:name="P10" style:parent-style-name="UrbanBody">
      <style:text-properties fo:font-size="9pt" fo:font-style="normal" fo:font-weight="normal" style:font-name="Arial" style:font-size-asian="9pt" style:font-size-complex="9pt" style:font-style-asian="normal" style:font-style-complex="normal" style:font-weight-asian="normal" style:font-weight-complex="normal"/>
    </style:style>
    <style:style style:family="paragraph" style:name="P11" style:parent-style-name="UrbanTitle">
      <style:text-properties fo:font-size="14pt" style:font-name="Arial" style:font-size-asian="14pt" style:font-size-complex="14pt" style:text-underline-style="none"/>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weight="bold" style:font-weight-asian="bold" style:font-weight-complex="bold"/>
    </style:style>
    <style:style style:family="text" style:name="T3">
      <style:text-properties style:text-line-through-style="none" style:text-line-through-type="none"/>
    </style:style>
    <style:style style:family="text" style:name="T4">
      <style:text-properties fo:font-weight="bold" style:font-weight-asian="bold" style:font-weight-complex="bold" style:text-line-through-style="none" style:text-line-through-type="none"/>
    </style:style>
    <style:style style:family="text" style:name="T5">
      <style:text-properties fo:font-weight="normal" style:font-weight-asian="normal" style:font-weight-complex="normal" style:text-line-through-style="none" style:text-line-through-type="none"/>
    </style:style>
    <style:style style:family="text" style:name="T6">
      <style:text-properties fo:background-color="#ffff00" fo:color="#800000" loext:char-shading-value="0"/>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
      <style:text-properties fo:country="BE" fo:font-size="10pt" fo:font-style="normal" fo:font-weight="normal" fo:language="fr" fo:letter-spacing="normal" fo:text-shadow="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2"><text:span text:style-name="T7">do text</text:span></text:p><text:p text:style-name="P12"><text:span text:style-name="T7">from document(at=header, format='odt')</text:span></text:p></office:annotation><text:span text:style-name="T1">Import depuis header.odt</text:span></text:p>
        </draw:text-box>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Récépissé de dépôt d'une demande de permis d'urbanisation</text:p>
      <text:p text:style-name="P5">Article D.IV.32. du CoDT</text:p>
      <text:p text:style-name="P10"/>
      <text:p text:style-name="P3"/>
      <text:p text:style-name="P3">Je soussigné,</text:p>
      <text:p text:style-name="P3"/>
      <text:p text:style-name="P3">mandaté par la Commune de <text:text-input text:description="">tool.getCityName()</text:text-input>, conformément aux dispositions de l'article D.IV.32. du Code de Développement Territoire, </text:p>
      <text:p text:style-name="P3"/>
      <text:p text:style-name="P3">certifie que <text:span text:style-name="T2"><text:text-input text:description="Signalétique des demandeurs">self.getApplicantsSignaletic()</text:text-input></text:span></text:p>
      <text:p text:style-name="P3"/>
      <text:p text:style-name="P9"><office:annotation><dc:creator>Auteur inconnu</dc:creator><dc:date>2015-11-03T10:02:39</dc:date><text:p text:style-name="P12"><text:span text:style-name="T8">do text if self.hasSingleApplicant() and not len(self.getParcels()) &gt; 1</text:span></text:p></office:annotation>a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cadastré</text:span><text:span text:style-name="T4"> </text:span><text:span text:style-name="T4"><text:text-input text:description="Détails des parcelles">licence_view.get_parcels()</text:text-input></text:span><text:span text:style-name="T3">.</text:span></text:p>
      <text:p text:style-name="P7"><office:annotation><dc:creator>Auteur inconnu</dc:creator><dc:date>2015-11-03T10:02:39</dc:date><text:p text:style-name="P12"><text:span text:style-name="T8">do text if self.hasMultipleApplicants() and not len(self.getParcels()) &gt; 1</text:span></text:p></office:annotation>ont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text:span><text:span text:style-name="T3">cadastré </text:span><text:span text:style-name="T4"><text:text-input text:description="Détails des parcelles">licence_view.get_parcels()</text:text-input></text:span><text:span text:style-name="T3">.</text:span></text:p>
      <text:p text:style-name="P8"><office:annotation><dc:creator>Auteur inconnu</dc:creator><dc:date>2015-11-03T10:02:39</dc:date><text:p text:style-name="P12"><text:span text:style-name="T8">do text if self.hasSingleApplicant() and len(self.getParcels()) &gt; 1</text:span></text:p></office:annotation>a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6"><office:annotation><dc:creator>Auteur inconnu</dc:creator><dc:date>2015-11-03T10:02:39</dc:date><text:p text:style-name="P12"><text:span text:style-name="T8">do text if self.hasMultipleApplicants() and len(self.getParcels()) &gt; 1</text:span></text:p></office:annotation>ont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3"/>
      <text:p text:style-name="P3">Dans les 20 jours de la présente, votre dossier sera analysé par le service Urbanisme et il vous sera communiqué la complétude du dossier conformément, à l'article D.IV.33. 1° du CoDT, ou le relevé des pièces manquantes, conformément à l'article D.IV.33. 2° du CoDT.</text:p>
      <text:p text:style-name="P3"/>
      <text:p text:style-name="P3">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Si le Collège communal n’a pas envoyé au demandeur l’accusé de réception visé ci-avant, dans un délai de 20 jours, il incombe au demandeur d’adresser au Fonctionnaire délégué (DGO4 – <text:span text:style-name="T6">NOM – ADRESSE</text:span>), une copie du dossier de demande et du présent récépissé et d’en avertir simultanément le Collège communal. Cet envoi doit être fait dans un délai de 30 jours à dater du présent récépissé. À <text:soft-page-break/>défaut, la demande sera irrecevable et classée sans suite.</text:p>
      <text:p text:style-name="P3"/>
      <text:p text:style-name="P3"/>
      <text:p text:style-name="P2"><text:text-input text:description="Délivré à xxx le xxx">urbanEventObj.getFormattedDate(forDelivery=True)</text:text-input></text:p>
      <text:p text:style-name="P2"/>
      <text:p text:style-name="P2"/>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text-properties fo:font-size="10.5pt" style:font-name="Arial" style:font-size-asian="9.14999961853027pt" style:font-size-complex="10.5pt"/>
    </style:style>
    <style:style style:family="paragraph" style:name="P5" style:parent-style-name="UrbanTitle">
      <style:text-properties fo:font-size="14pt" style:font-name="Arial" style:font-size-asian="14pt" style:font-size-complex="14pt" style:text-underline-style="none"/>
    </style:style>
    <style:style style:family="paragraph" style:name="P6" style:parent-style-name="UrbanBody">
      <style:paragraph-properties fo:margin-bottom="0cm" fo:margin-left="0cm" fo:margin-right="0cm" fo:margin-top="0.199cm" fo:text-align="justify" fo:text-indent="0cm" loext:contextual-spacing="false" style:auto-text-indent="false" style:justify-single-word="false">
        <style:tab-stops>
          <style:tab-stop style:position="1.97cm"/>
        </style:tab-stops>
      </style:paragraph-properties>
      <style:text-properties fo:font-size="10.5pt" style:font-name="Arial" style:font-size-asian="10.5pt" style:font-size-complex="10.5pt" style:text-line-through-style="none" style:text-line-through-type="none"/>
    </style:style>
    <style:style style:family="paragraph" style:master-page-name="" style:name="P7" style:parent-style-name="UrbanBody">
      <style:paragraph-properties fo:margin-bottom="0cm" fo:margin-left="0cm" fo:margin-right="0cm" fo:margin-top="0.199cm" fo:text-align="justify" fo:text-indent="0cm" loext:contextual-spacing="false" style:auto-text-indent="false" style:justify-single-word="false" style:page-number="auto">
        <style:tab-stops>
          <style:tab-stop style:position="1.97cm"/>
        </style:tab-stops>
      </style:paragraph-properties>
      <style:text-properties fo:font-size="10.5pt" style:font-name="Arial" style:font-size-asian="10.5pt" style:font-size-complex="10.5pt"/>
    </style:style>
    <style:style style:family="paragraph" style:master-page-name="" style:name="P8" style:parent-style-name="UrbanBody">
      <style:paragraph-properties fo:margin-bottom="0cm" fo:margin-left="0cm" fo:margin-right="0cm" fo:margin-top="0.199cm" fo:text-align="justify" fo:text-indent="0cm" loext:contextual-spacing="false" style:auto-text-indent="false" style:justify-single-word="false" style:page-number="auto">
        <style:tab-stops>
          <style:tab-stop style:position="1.97cm"/>
        </style:tab-stops>
      </style:paragraph-properties>
      <style:text-properties fo:font-size="10.5pt" style:font-name="Arial" style:font-size-asian="10.5pt" style:font-size-complex="10.5pt" style:text-line-through-style="none" style:text-line-through-type="none"/>
    </style:style>
    <style:style style:family="paragraph" style:master-page-name="" style:name="P9" style:parent-style-name="UrbanBody">
      <style:paragraph-properties fo:margin-left="0cm" fo:margin-right="0cm" fo:text-align="justify" fo:text-indent="0cm" style:auto-text-indent="false" style:justify-single-word="false" style:page-number="auto">
        <style:tab-stops>
          <style:tab-stop style:position="1.97cm"/>
        </style:tab-stops>
      </style:paragraph-properties>
      <style:text-properties fo:font-size="10.5pt" style:font-name="Arial" style:font-size-asian="10.5pt" style:font-size-complex="10.5pt"/>
    </style:style>
    <style:style style:family="paragraph" style:name="P10" style:parent-style-name="UrbanBody">
      <style:text-properties fo:font-size="9pt" fo:font-style="normal" fo:font-weight="normal" style:font-name="Arial" style:font-size-asian="9pt" style:font-size-complex="9pt" style:font-style-asian="normal" style:font-style-complex="normal" style:font-weight-asian="normal" style:font-weight-complex="normal"/>
    </style:style>
    <style:style style:family="paragraph" style:name="P11" style:parent-style-name="UrbanTitle">
      <style:text-properties fo:font-size="14pt" style:font-name="Arial" style:font-size-asian="14pt" style:font-size-complex="14pt" style:text-underline-style="none"/>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weight="bold" style:font-weight-asian="bold" style:font-weight-complex="bold"/>
    </style:style>
    <style:style style:family="text" style:name="T3">
      <style:text-properties style:text-line-through-style="none" style:text-line-through-type="none"/>
    </style:style>
    <style:style style:family="text" style:name="T4">
      <style:text-properties fo:font-weight="bold" style:font-weight-asian="bold" style:font-weight-complex="bold" style:text-line-through-style="none" style:text-line-through-type="none"/>
    </style:style>
    <style:style style:family="text" style:name="T5">
      <style:text-properties fo:font-weight="normal" style:font-weight-asian="normal" style:font-weight-complex="normal" style:text-line-through-style="none" style:text-line-through-type="none"/>
    </style:style>
    <style:style style:family="text" style:name="T6">
      <style:text-properties fo:background-color="#ffff00" fo:color="#800000" loext:char-shading-value="0"/>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
      <style:text-properties fo:country="BE" fo:font-size="10pt" fo:font-style="normal" fo:font-weight="normal" fo:language="fr" fo:letter-spacing="normal" fo:text-shadow="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2"><text:span text:style-name="T7">do text</text:span></text:p><text:p text:style-name="P12"><text:span text:style-name="T7">from document(at=header, format='odt')</text:span></text:p></office:annotation><text:span text:style-name="T1">Import depuis header.odt</text:span></text:p>
        </draw:text-box>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Récépissé de dépôt d'une demande de permis d'urbanisation</text:p>
      <text:p text:style-name="P5">Article D.IV.32. du CoDT</text:p>
      <text:p text:style-name="P10"/>
      <text:p text:style-name="P3"/>
      <text:p text:style-name="P3">Je soussigné,</text:p>
      <text:p text:style-name="P3"/>
      <text:p text:style-name="P3">mandaté par la Commune de <text:text-input text:description="">tool.getCityName()</text:text-input>, conformément aux dispositions de l'article D.IV.32. du Code de Développement Territoire, </text:p>
      <text:p text:style-name="P3"/>
      <text:p text:style-name="P3">certifie que <text:span text:style-name="T2"><text:text-input text:description="Signalétique des demandeurs">self.getApplicantsSignaletic()</text:text-input></text:span></text:p>
      <text:p text:style-name="P3"/>
      <text:p text:style-name="P9"><office:annotation><dc:creator>Auteur inconnu</dc:creator><dc:date>2015-11-03T10:02:39</dc:date><text:p text:style-name="P12"><text:span text:style-name="T8">do text if self.hasSingleApplicant() and not len(self.getParcels()) &gt; 1</text:span></text:p></office:annotation>a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cadastré</text:span><text:span text:style-name="T4"> </text:span><text:span text:style-name="T4"><text:text-input text:description="Détails des parcelles">licence_view.get_parcels()</text:text-input></text:span><text:span text:style-name="T3">.</text:span></text:p>
      <text:p text:style-name="P7"><office:annotation><dc:creator>Auteur inconnu</dc:creator><dc:date>2015-11-03T10:02:39</dc:date><text:p text:style-name="P12"><text:span text:style-name="T8">do text if self.hasMultipleApplicants() and not len(self.getParcels()) &gt; 1</text:span></text:p></office:annotation>ont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text:span><text:span text:style-name="T3">cadastré </text:span><text:span text:style-name="T4"><text:text-input text:description="Détails des parcelles">licence_view.get_parcels()</text:text-input></text:span><text:span text:style-name="T3">.</text:span></text:p>
      <text:p text:style-name="P8"><office:annotation><dc:creator>Auteur inconnu</dc:creator><dc:date>2015-11-03T10:02:39</dc:date><text:p text:style-name="P12"><text:span text:style-name="T8">do text if self.hasSingleApplicant() and len(self.getParcels()) &gt; 1</text:span></text:p></office:annotation>a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6"><office:annotation><dc:creator>Auteur inconnu</dc:creator><dc:date>2015-11-03T10:02:39</dc:date><text:p text:style-name="P12"><text:span text:style-name="T8">do text if self.hasMultipleApplicants() and len(self.getParcels()) &gt; 1</text:span></text:p></office:annotation>ont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3"/>
      <text:p text:style-name="P3">Dans les 20 jours de la présente, votre dossier sera analysé par le service Urbanisme et il vous sera communiqué la complétude du dossier conformément, à l'article D.IV.33. 1° du CoDT, ou le relevé des pièces manquantes, conformément à l'article D.IV.33. 2° du CoDT.</text:p>
      <text:p text:style-name="P3"/>
      <text:p text:style-name="P3">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Si le Collège communal n’a pas envoyé au demandeur l’accusé de réception visé ci-avant, dans un délai de 20 jours, il incombe au demandeur d’adresser au Fonctionnaire délégué (DGO4 – <text:span text:style-name="T6">NOM – ADRESSE</text:span>), une copie du dossier de demande et du présent récépissé et d’en avertir simultanément le Collège communal. Cet envoi doit être fait dans un délai de 30 jours à dater du présent récépissé. À <text:soft-page-break/>défaut, la demande sera irrecevable et classée sans suite.</text:p>
      <text:p text:style-name="P3"/>
      <text:p text:style-name="P3"/>
      <text:p text:style-name="P2"><text:text-input text:description="Délivré à xxx le xxx">urbanEventObj.getFormattedDate(forDelivery=True)</text:text-input></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9:19:41.369123198</dc:date>
    <dc:language>fr-FR</dc:language>
    <meta:editing-cycles>120</meta:editing-cycles>
    <meta:editing-duration>PT12H54M20S</meta:editing-duration>
    <meta:document-statistic meta:table-count="0" meta:image-count="0" meta:object-count="0" meta:page-count="2" meta:paragraph-count="14" meta:word-count="342" meta:character-count="2249" meta:non-whitespace-character-count="1944"/>
    <meta:user-defined meta:name="Info 1"/>
    <meta:user-defined meta:name="Info 2"/>
    <meta:user-defined meta:name="Info 3"/>
    <meta:user-defined meta:name="Info 4"/>
  </office:meta>
</office:document-meta>
</file>